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2.951cm"/>
    </style:style>
    <style:style style:name="gr2" style:family="graphic" style:parent-style-name="text">
      <style:graphic-properties draw:stroke="solid" draw:textarea-horizontal-align="justify" draw:textarea-vertical-align="middle" draw:auto-grow-height="false"/>
    </style:style>
    <style:style style:name="gr3" style:family="graphic" style:parent-style-name="text">
      <style:graphic-properties draw:stroke="solid" draw:textarea-vertical-align="middle"/>
    </style:style>
    <style:style style:name="gr4" style:family="graphic" style:parent-style-name="text">
      <style:graphic-properties draw:stroke="none" svg:stroke-color="#000000" draw:fill="none" draw:fill-color="#ffffff" fo:min-height="2.036cm"/>
    </style:style>
    <style:style style:name="gr5" style:family="graphic" style:parent-style-name="text">
      <style:graphic-properties draw:stroke="none" svg:stroke-color="#000000" draw:fill="none" draw:fill-color="#ffffff" fo:min-height="3.179cm"/>
    </style:style>
    <style:style style:name="gr6" style:family="graphic" style:parent-style-name="text">
      <style:graphic-properties draw:stroke="none" svg:stroke-color="#000000" draw:fill="none" draw:fill-color="#ffffff" fo:min-height="3.048cm"/>
    </style:style>
    <style:style style:name="gr7" style:family="graphic" style:parent-style-name="text">
      <style:graphic-properties draw:stroke="none" svg:stroke-color="#000000" draw:fill="none" draw:fill-color="#ffffff" fo:min-height="1.397cm"/>
    </style:style>
    <style:style style:name="gr8" style:family="graphic" style:parent-style-name="text">
      <style:graphic-properties draw:stroke="none" svg:stroke-color="#000000" draw:fill="none" draw:fill-color="#ffffff" fo:min-height="0.762cm"/>
    </style:style>
    <style:style style:name="gr9" style:family="graphic" style:parent-style-name="text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text">
      <style:graphic-properties draw:stroke="none" svg:stroke-color="#000000" draw:fill="none" draw:fill-color="#ffffff" fo:min-height="19.34cm"/>
    </style:style>
    <style:style style:name="gr12" style:family="graphic" style:parent-style-name="standard">
      <style:graphic-properties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style:font-size-asian="18pt"/>
    </style:style>
    <style:style style:name="P10" style:family="paragraph">
      <style:paragraph-properties fo:text-align="center"/>
      <style:text-properties fo:font-size="18pt" style:font-size-asian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/>
    </style:style>
    <style:style style:name="T7" style:family="text">
      <style:text-properties style:font-size-asian="18pt"/>
    </style:style>
    <style:style style:name="T8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748cm" svg:height="6.757cm" svg:x="10.525cm" svg:y="1.482cm">
          <draw:text-box>
            <text:p text:style-name="P1"><text:span text:style-name="T1">「ネットワークに繋がっている」を</text:span></text:p>
            <text:p text:style-name="P1"><text:span text:style-name="T1">TopGoal</text:span><text:span text:style-name="T1">にした</text:span><text:span text:style-name="T1">Dcase</text:span><text:span text:style-name="T1">の作成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</draw:text-box>
        </draw:frame>
        <draw:custom-shape draw:style-name="gr2" draw:text-style-name="P1" draw:layer="layout" svg:width="3.937cm" svg:height="2.921cm" svg:x="3.286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07cm" svg:height="2.413cm" svg:x="2.016cm" svg:y="11.28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937cm" svg:height="2.921cm" svg:x="32.242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07cm" svg:height="2.413cm" svg:x="30.972cm" svg:y="12.17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2.413cm" svg:height="2.413cm" svg:x="7.477cm" svg:y="11.28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2.413cm" svg:x="26.908cm" svg:y="10.65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svg:x1="6.573cm" svg:y1="12.494cm" svg:x2="7.477cm" svg:y2="12.494cm" draw:start-shape="id1" draw:start-glue-point="6" draw:end-shape="id2" draw:end-glue-point="6" svg:d="m6573 12494h904">
          <text:p/>
        </draw:connector>
        <draw:connector draw:style-name="gr3" draw:text-style-name="P1" draw:layer="layout" svg:x1="29.321cm" svg:y1="11.859cm" svg:x2="31.623cm" svg:y2="13.383cm" draw:start-shape="id3" draw:start-glue-point="10" draw:end-shape="id4" draw:end-glue-point="9" svg:d="m29321 11859h825v1524h1477">
          <text:p/>
        </draw:connector>
        <draw:custom-shape draw:style-name="gr2" draw:text-style-name="P1" xml:id="id5" draw:id="id5" draw:layer="layout" svg:width="12.319cm" svg:height="4.064cm" svg:x="13.879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255cm" svg:height="2.286cm" svg:x="15.911cm" svg:y="10.625cm">
          <draw:text-box>
            <text:p/>
            <text:p text:style-name="P1"><text:span text:style-name="T1">Network</text:span></text:p>
          </draw:text-box>
        </draw:frame>
        <draw:connector draw:style-name="gr3" draw:text-style-name="P1" draw:layer="layout" svg:x1="9.89cm" svg:y1="12.494cm" svg:x2="13.879cm" svg:y2="11.895cm" draw:start-shape="id2" draw:start-glue-point="10" draw:end-shape="id5" draw:end-glue-point="6" svg:d="m9890 12494h1994v-599h1995">
          <text:p/>
        </draw:connector>
        <draw:frame draw:style-name="gr5" draw:text-style-name="P4" draw:layer="layout" svg:width="11.303cm" svg:height="3.723cm" svg:x="1.889cm" svg:y="4.556cm">
          <draw:text-box>
            <text:p><text:span text:style-name="T2">System:</text:span><text:span text:style-name="T2"><text:line-break/></text:span><text:span text:style-name="T2">Client &amp; Router</text:span></text:p>
          </draw:text-box>
        </draw:frame>
        <draw:frame draw:style-name="gr6" draw:text-style-name="P6" draw:layer="layout" svg:width="16.256cm" svg:height="3.401cm" svg:x="19.034cm" svg:y="14.82cm">
          <draw:text-box>
            <text:p text:style-name="P5"><text:span text:style-name="T3">External:</text:span></text:p>
            <text:p text:style-name="P5"><text:span text:style-name="T3">Network &amp; Host &amp; Router</text:span></text:p>
          </draw:text-box>
        </draw:frame>
        <draw:frame draw:style-name="gr7" draw:layer="layout" svg:width="3.683cm" svg:height="1.647cm" svg:x="3.413cm" svg:y="8.747cm">
          <draw:text-box>
            <text:p>Client</text:p>
          </draw:text-box>
        </draw:frame>
        <draw:frame draw:style-name="gr7" draw:layer="layout" svg:width="3.683cm" svg:height="1.647cm" svg:x="32.369cm" svg:y="9.636cm">
          <draw:text-box>
            <text:p>Host</text:p>
          </draw:text-box>
        </draw:frame>
        <draw:frame draw:style-name="gr8" draw:layer="layout" svg:width="2.413cm" svg:height="1.012cm" svg:x="7.477cm" svg:y="10.271cm">
          <draw:text-box>
            <text:p>Router</text:p>
          </draw:text-box>
        </draw:frame>
        <draw:frame draw:style-name="gr9" draw:layer="layout" svg:width="2.413cm" svg:height="0.962cm" svg:x="27.035cm" svg:y="9.563cm">
          <draw:text-box>
            <text:p>Router</text:p>
          </draw:text-box>
        </draw:frame>
        <draw:connector draw:style-name="gr10" draw:text-style-name="P1" draw:layer="layout" draw:type="line" svg:x1="26.198cm" svg:y1="11.895cm" svg:x2="26.908cm" svg:y2="11.859cm" draw:start-shape="id5" draw:end-shape="id3" draw:end-glue-point="6" svg:d="m26198 11895 710-36">
          <text:p/>
        </draw:connector>
      </draw:page>
      <draw:page draw:name="page2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ClientPC</text:span></text:p>
                <text:p text:style-name="P5"><text:span text:style-name="T4">SystemFault</text:span></text:p>
                <text:list>
                  <text:list-item>
                    <text:p text:style-name="P5"><text:span text:style-name="T5">ネットワークケーブルが繋がっている</text:span><text:span text:style-name="T5">(NIC</text:span><text:span text:style-name="T5">が有効になっている</text:span><text:span text:style-name="T5">)</text:span><text:span text:style-name="T5">＞</text:span><text:span text:style-name="T5">Connection.ds</text:span></text:p>
                  </text:list-item>
                  <text:list-item>
                    <text:p text:style-name="P5"><text:span text:style-name="T5">Host</text:span><text:span text:style-name="T5">の名前解決ができている＞</text:span><text:span text:style-name="T5">Nslookup.ds(CheckDNS.ds, Ping_to_DNS.ds)</text:span></text:p>
                  </text:list-item>
                  <text:list-item>
                    <text:p text:style-name="P5"><text:span text:style-name="T5">ClientPC</text:span><text:span text:style-name="T5">の</text:span><text:span text:style-name="T5">firewall</text:span><text:span text:style-name="T5">設定を考慮する＞</text:span><text:span text:style-name="T5">Firewall_output.ds, Firewall_input.ds</text:span></text:p>
                  </text:list-item>
                  <text:list-item>
                    <text:p text:style-name="P5"><text:span text:style-name="T5">ClientPC</text:span><text:span text:style-name="T5">のルーティング設定が正しい</text:span><text:span text:style-name="T5">(</text:span><text:span text:style-name="T5">破棄されるパケットがない</text:span><text:span text:style-name="T5">)</text:span><text:span text:style-name="T5">＞</text:span><text:span text:style-name="T5">Routing.ds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11" draw:text-style-name="P7" draw:layer="layout" svg:width="36.132cm" svg:height="19.59cm" svg:x="0.968cm" svg:y="1cm">
          <draw:text-box>
            <text:list text:style-name="L1">
              <text:list-item>
                <text:p text:style-name="P5"><text:span text:style-name="T4">ClientPC – Router(Gateway)</text:span></text:p>
                <text:p text:style-name="P5"><text:span text:style-name="T4">SystemFault</text:span></text:p>
                <text:list>
                  <text:list-item>
                    <text:p text:style-name="P5"><text:span text:style-name="T5">ClientPC</text:span><text:span text:style-name="T5">からルータ</text:span><text:span text:style-name="T5">(</text:span><text:span text:style-name="T5">ゲートウェイ</text:span><text:span text:style-name="T5">)</text:span><text:span text:style-name="T5">まで接続できる＞</text:span><text:span text:style-name="T5">Ping_to_gateway.ds</text:span></text:p>
                  </text:list-item>
                  <text:list-item>
                    <text:p text:style-name="P5"><text:span text:style-name="T5">Router</text:span><text:span text:style-name="T5">のルーティング設定が正しい</text:span><text:span text:style-name="T5">(</text:span><text:span text:style-name="T5">デフォルトゲートウェイが設定されている</text:span><text:span text:style-name="T5">)</text:span><text:span text:style-name="T5">＞プロバイダの確認やルーティング設定確認など、人による確認が必要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11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Router – Host</text:span></text:p>
                <text:p text:style-name="P5"><text:span text:style-name="T4">ExternalFault(Host</text:span><text:span text:style-name="T4">管理者に問い合わせ</text:span><text:span text:style-name="T4">)</text:span></text:p>
                <text:list>
                  <text:list-item>
                    <text:p text:style-name="P5"><text:span text:style-name="T5">経路の各ルータのルーティング設定が正しい</text:span><text:span text:style-name="T5">(</text:span><text:span text:style-name="T5">破棄されるパケットがない</text:span><text:span text:style-name="T5">)</text:span></text:p>
                  </text:list-item>
                  <text:list-item>
                    <text:p text:style-name="P5"><text:span text:style-name="T5">Host</text:span><text:span text:style-name="T5">側のルータが稼動している</text:span></text:p>
                  </text:list-item>
                  <text:list-item>
                    <text:p text:style-name="P5"><text:span text:style-name="T5">Host</text:span><text:span text:style-name="T5">側のルータ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が稼動している</text:span></text:p>
                  </text:list-item>
                  <text:list-item>
                    <text:p text:style-name="P5"><text:span text:style-name="T5">Host</text:span><text:span text:style-name="T5">がネットワークに繋がっている</text:span></text:p>
                  </text:list-item>
                  <text:list-item>
                    <text:p text:style-name="P5"><text:span text:style-name="T5">Host</text:span><text:span text:style-name="T5">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の</text:span><text:span text:style-name="T5">firewall</text:span><text:span text:style-name="T5">設定が正しい</text:span><text:span text:style-name="T5">(</text:span><text:span text:style-name="T5">パケットを破棄しない</text:span><text:span text:style-name="T5">)</text:span></text:p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custom-shape draw:style-name="gr12" draw:text-style-name="P8" xml:id="id6" draw:id="id6" draw:layer="layout" svg:width="7.62cm" svg:height="3.048cm" svg:x="14.462cm" svg:y="1.635cm">
          <text:p text:style-name="P1"><text:span text:style-name="T6">CheckNIC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7" draw:id="id7" draw:layer="layout" svg:width="9.017cm" svg:height="2.667cm" svg:x="13.743cm" svg:y="6.08cm">
          <text:p text:style-name="P1"><text:span text:style-name="T7">ネットワークインターフェースカード</text:span></text:p>
          <text:p text:style-name="P1"><text:span text:style-name="T7">(NIC)</text:span><text:span text:style-name="T7">の認識状態で判断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8" draw:id="id8" draw:layer="layout" svg:width="6.263cm" svg:height="1.731cm" svg:x="7.31cm" svg:y="9.81cm">
          <text:p text:style-name="P1"><text:span text:style-name="T6">イーサネット</text:span><text:span text:style-name="T6">NIC</text:span><text:span text:style-name="T6">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9" draw:id="id9" draw:layer="layout" svg:width="6.223cm" svg:height="1.524cm" svg:x="22.974cm" svg:y="10.017cm">
          <text:p text:style-name="P1"><text:span text:style-name="T6">無線</text:span><text:span text:style-name="T6">LAN NIC</text:span><text:span text:style-name="T6">が無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0" draw:id="id10" draw:layer="layout" svg:width="7.493cm" svg:height="4.064cm" svg:x="6.715cm" svg:y="13.573cm">
          <text:p text:style-name="P1"><text:span text:style-name="T7">lspci</text:span><text:span text:style-name="T7">コマンドにより</text:span></text:p>
          <text:p text:style-name="P1"><text:span text:style-name="T7">有線か無線が認識される。</text:span><text:span text:style-name="T7"><text:line-break/></text:span><text:span text:style-name="T7">CheckNIC.ds</text:span><text:span text:style-name="T7">が</text:span><text:span text:style-name="T7">true</text:span><text:span text:style-name="T7">を</text:span></text:p>
          <text:p text:style-name="P1"><text:span text:style-name="T7">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1" draw:id="id11" draw:layer="layout" svg:width="7.493cm" svg:height="4.064cm" svg:x="22.339cm" svg:y="13.573cm">
          <text:p text:style-name="P1"><text:span text:style-name="T7">lspci</text:span><text:span text:style-name="T7">コマンドにより</text:span></text:p>
          <text:p text:style-name="P1"><text:span text:style-name="T7">有線も無線も認識されない</text:span></text:p>
          <text:p text:style-name="P1"><text:span text:style-name="T7">CheckNIC.ds</text:span><text:span text:style-name="T7">が</text:span><text:span text:style-name="T7">false</text:span><text:span text:style-name="T7">を</text:span></text:p>
          <text:p text:style-name="P1"><text:span text:style-name="T7">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" draw:start-glue-point="2" draw:end-shape="id7" draw:end-glue-point="5" svg:d="m18272 4683-20 1397">
          <text:p/>
        </draw:connector>
        <draw:connector draw:style-name="gr14" draw:text-style-name="P1" draw:layer="layout" draw:type="line" svg:x1="17.124cm" svg:y1="8.747cm" svg:x2="10.441cm" svg:y2="9.81cm" draw:start-shape="id7" draw:start-glue-point="7" draw:end-shape="id8" draw:end-glue-point="0" svg:d="m17124 8747-6683 1063">
          <text:p/>
        </draw:connector>
        <draw:connector draw:style-name="gr14" draw:text-style-name="P1" draw:layer="layout" draw:type="line" svg:x1="18.252cm" svg:y1="8.747cm" svg:x2="26.085cm" svg:y2="10.017cm" draw:start-shape="id7" draw:start-glue-point="8" draw:end-shape="id9" draw:end-glue-point="0" svg:d="m18252 8747 7833 1270">
          <text:p/>
        </draw:connector>
        <draw:connector draw:style-name="gr14" draw:text-style-name="P1" draw:layer="layout" draw:type="line" svg:x1="10.441cm" svg:y1="11.541cm" svg:x2="10.462cm" svg:y2="13.573cm" draw:start-shape="id8" draw:start-glue-point="2" draw:end-shape="id10" draw:end-glue-point="4" svg:d="m10441 11541 21 2032">
          <text:p/>
        </draw:connector>
        <draw:connector draw:style-name="gr14" draw:text-style-name="P1" draw:layer="layout" draw:type="line" svg:x1="26.085cm" svg:y1="11.541cm" svg:x2="26.085cm" svg:y2="13.573cm" draw:start-shape="id9" draw:start-glue-point="2" draw:end-shape="id11" draw:end-glue-point="0" svg:d="m26085 11541v2032">
          <text:p/>
        </draw:connector>
      </draw:page>
      <draw:page draw:name="page6" draw:style-name="dp1" draw:master-page-name="Default">
        <draw:custom-shape draw:style-name="gr12" draw:text-style-name="P1" xml:id="id12" draw:id="id12" draw:layer="layout" svg:width="7.62cm" svg:height="3.048cm" svg:x="9.462cm" svg:y="1.635cm">
          <text:p text:style-name="P1">CheckNIC.dsは正しく動作す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3" draw:id="id13" draw:layer="layout" svg:width="9.017cm" svg:height="2.54cm" svg:x="1.644cm" svg:y="6.08cm">
          <text:p text:style-name="P1">Trueを返す場合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14" draw:id="id14" draw:layer="layout" svg:width="6.263cm" svg:height="2.54cm" svg:x="1.849cm" svg:y="10.017cm">
          <text:p text:style-name="P1">lspciコマンドによりイーサネットが認識され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5" draw:id="id15" draw:layer="layout" svg:width="5.842cm" svg:height="3.048cm" svg:x="2.06cm" svg:y="13.869cm">
          <text:p text:style-name="P1">lspciコマンドにより</text:p>
          <text:p text:style-name="P1">動作確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3.272cm" svg:y1="4.683cm" svg:x2="6.153cm" svg:y2="6.08cm" draw:start-shape="id12" draw:start-glue-point="2" draw:end-shape="id13" draw:end-glue-point="5" svg:d="m13272 4683-7119 1397">
          <text:p/>
        </draw:connector>
        <draw:connector draw:style-name="gr14" draw:text-style-name="P1" draw:layer="layout" draw:type="line" svg:x1="5.025cm" svg:y1="8.62cm" svg:x2="4.98cm" svg:y2="10.017cm" draw:start-shape="id13" draw:start-glue-point="7" draw:end-shape="id14" draw:end-glue-point="0" svg:d="m5025 8620-45 1397">
          <text:p/>
        </draw:connector>
        <draw:connector draw:style-name="gr14" draw:text-style-name="P1" draw:layer="layout" draw:type="line" svg:x1="4.98cm" svg:y1="12.557cm" svg:x2="4.981cm" svg:y2="13.869cm" draw:start-shape="id14" draw:start-glue-point="2" draw:end-shape="id15" draw:end-glue-point="4" svg:d="m4980 12557 1 1312">
          <text:p/>
        </draw:connector>
        <draw:custom-shape draw:style-name="gr13" draw:text-style-name="P1" xml:id="id16" draw:id="id16" draw:layer="layout" svg:width="9.017cm" svg:height="2.667cm" svg:x="18.006cm" svg:y="6.107cm">
          <text:p text:style-name="P1">falseを返す場合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draw:type="line" svg:x1="13.272cm" svg:y1="4.683cm" svg:x2="22.515cm" svg:y2="6.107cm" draw:start-shape="id12" draw:start-glue-point="2" draw:end-shape="id16" draw:end-glue-point="5" svg:d="m13272 4683 9243 1424">
          <text:p/>
        </draw:connector>
        <draw:custom-shape draw:style-name="gr15" draw:text-style-name="P1" xml:id="id17" draw:id="id17" draw:layer="layout" svg:width="6.223cm" svg:height="1.524cm" svg:x="19.966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8" draw:id="id18" draw:layer="layout" svg:width="7.493cm" svg:height="4.064cm" svg:x="19.288cm" svg:y="13.573cm">
          <text:p text:style-name="P1">lspciコマンドにより</text:p>
          <text:p text:style-name="P1">有線も無線も認識されない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23.077cm" svg:y1="11.541cm" svg:x2="23.034cm" svg:y2="13.573cm" draw:start-shape="id17" draw:start-glue-point="2" draw:end-shape="id18" draw:end-glue-point="0" svg:d="m23077 11541-43 2032">
          <text:p/>
        </draw:connector>
        <draw:connector draw:style-name="gr14" draw:text-style-name="P1" draw:layer="layout" draw:type="line" svg:x1="21.387cm" svg:y1="8.774cm" svg:x2="23.077cm" svg:y2="10.017cm" draw:start-shape="id16" draw:start-glue-point="7" draw:end-shape="id17" draw:end-glue-point="0" svg:d="m21387 8774 1690 1243">
          <text:p/>
        </draw:connector>
        <draw:custom-shape draw:style-name="gr15" draw:text-style-name="P1" xml:id="id19" draw:id="id19" draw:layer="layout" svg:width="6.223cm" svg:height="1.524cm" svg:x="29.194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0" draw:id="id20" draw:layer="layout" svg:width="7.493cm" svg:height="4.064cm" svg:x="28.559cm" svg:y="13.7cm">
          <text:p text:style-name="P1">lspciコマンドにより</text:p>
          <text:p text:style-name="P1">有線も無線も認識されない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22.515cm" svg:y1="8.774cm" svg:x2="32.305cm" svg:y2="10.144cm" draw:start-shape="id16" draw:start-glue-point="8" draw:end-shape="id19" draw:end-glue-point="0" svg:d="m22515 8774 9790 1370">
          <text:p/>
        </draw:connector>
        <draw:connector draw:style-name="gr14" draw:text-style-name="P1" draw:layer="layout" draw:type="line" svg:x1="32.305cm" svg:y1="11.668cm" svg:x2="32.305cm" svg:y2="13.7cm" draw:start-shape="id19" draw:start-glue-point="2" draw:end-shape="id20" draw:end-glue-point="0" svg:d="m32305 11668v2032">
          <text:p/>
        </draw:connector>
      </draw:page>
      <draw:page draw:name="page7" draw:style-name="dp1" draw:master-page-name="Default">
        <draw:custom-shape draw:style-name="gr12" draw:text-style-name="P8" xml:id="id21" draw:id="id21" draw:layer="layout" svg:width="7.62cm" svg:height="3.048cm" svg:x="14.462cm" svg:y="1.635cm">
          <text:p text:style-name="P1"><text:span text:style-name="T6">Connection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2" draw:id="id22" draw:layer="layout" svg:width="9.017cm" svg:height="2.667cm" svg:x="13.743cm" svg:y="6.08cm">
          <text:p text:style-name="P1"><text:span text:style-name="T7">インターフェースの認識</text:span></text:p>
          <text:p text:style-name="P1"><text:span text:style-name="T7">状態により判断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23" draw:id="id23" draw:layer="layout" svg:width="7.795cm" svg:height="1.731cm" svg:x="2.775cm" svg:y="11.715cm">
          <text:p text:style-name="P1"><text:span text:style-name="T6">無線ネットワークインターフェース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24" draw:id="id24" draw:layer="layout" svg:width="7.62cm" svg:height="2.413cm" svg:x="22.209cm" svg:y="11.668cm">
          <text:p text:style-name="P1"><text:span text:style-name="T6">有線、無線ネットワークインターフェースが有効で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5" draw:id="id25" draw:layer="layout" svg:width="7.493cm" svg:height="4.064cm" svg:x="6.212cm" svg:y="15.478cm">
          <text:p text:style-name="P1"><text:span text:style-name="T7">netstat</text:span><text:span text:style-name="T7">コマンドにより</text:span></text:p>
          <text:p text:style-name="P1"><text:span text:style-name="T7">インターフェースが</text:span></text:p>
          <text:p text:style-name="P1"><text:span text:style-name="T7">割り当てられているかを</text:span></text:p>
          <text:p text:style-name="P1"><text:span text:style-name="T7">確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6" draw:id="id26" draw:layer="layout" svg:width="7.493cm" svg:height="4.064cm" svg:x="22.336cm" svg:y="15.478cm">
          <text:p text:style-name="P1"><text:span text:style-name="T7">netstat</text:span><text:span text:style-name="T7">コマンドにより</text:span></text:p>
          <text:p text:style-name="P1"><text:span text:style-name="T7">インターフェースが</text:span></text:p>
          <text:p text:style-name="P1"><text:span text:style-name="T7">割り当てられていないかを</text:span></text:p>
          <text:p text:style-name="P1"><text:span text:style-name="T7">確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21" draw:start-glue-point="2" draw:end-shape="id22" draw:end-glue-point="5" svg:d="m18272 4683-20 1397">
          <text:p/>
        </draw:connector>
        <draw:connector draw:style-name="gr14" draw:text-style-name="P1" draw:layer="layout" draw:type="line" svg:x1="17.124cm" svg:y1="8.747cm" svg:x2="6.672cm" svg:y2="11.715cm" draw:start-shape="id22" draw:start-glue-point="7" draw:end-shape="id23" draw:end-glue-point="0" svg:d="m17124 8747-10452 2968">
          <text:p/>
        </draw:connector>
        <draw:connector draw:style-name="gr14" draw:text-style-name="P1" draw:layer="layout" draw:type="line" svg:x1="18.252cm" svg:y1="8.747cm" svg:x2="26.019cm" svg:y2="11.668cm" draw:start-shape="id22" draw:start-glue-point="8" draw:end-shape="id24" draw:end-glue-point="0" svg:d="m18252 8747 7767 2921">
          <text:p/>
        </draw:connector>
        <draw:connector draw:style-name="gr14" draw:text-style-name="P1" draw:layer="layout" draw:type="line" svg:x1="6.672cm" svg:y1="13.446cm" svg:x2="9.959cm" svg:y2="15.478cm" draw:start-shape="id23" draw:start-glue-point="2" draw:end-shape="id25" draw:end-glue-point="4" svg:d="m6672 13446 3287 2032">
          <text:p/>
        </draw:connector>
        <draw:connector draw:style-name="gr14" draw:text-style-name="P1" draw:layer="layout" draw:type="line" svg:x1="26.019cm" svg:y1="14.081cm" svg:x2="26.082cm" svg:y2="15.478cm" draw:start-shape="id24" draw:start-glue-point="2" draw:end-shape="id26" draw:end-glue-point="0" svg:d="m26019 14081 63 1397">
          <text:p/>
        </draw:connector>
        <draw:custom-shape draw:style-name="gr12" draw:text-style-name="P8" xml:id="id27" draw:id="id27" draw:layer="layout" svg:width="8.082cm" svg:height="1.731cm" svg:x="11.33cm" svg:y="11.714cm">
          <text:p text:style-name="P1"><text:span text:style-name="T6">有線ネットワークインターフェースが有効で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15.371cm" svg:y1="13.445cm" svg:x2="9.959cm" svg:y2="15.478cm" draw:start-shape="id27" draw:start-glue-point="2" draw:end-shape="id25" draw:end-glue-point="4" svg:d="m15371 13445-5412 2033">
          <text:p/>
        </draw:connector>
        <draw:connector draw:style-name="gr14" draw:text-style-name="P1" draw:layer="layout" draw:type="line" svg:x1="17.124cm" svg:y1="8.747cm" svg:x2="15.371cm" svg:y2="11.714cm" draw:start-shape="id22" draw:start-glue-point="7" draw:end-shape="id27" svg:d="m17124 8747-1753 2967">
          <text:p/>
        </draw:connector>
      </draw:page>
      <draw:page draw:name="page8" draw:style-name="dp1" draw:master-page-name="Default">
        <draw:custom-shape draw:style-name="gr12" draw:text-style-name="P8" xml:id="id28" draw:id="id28" draw:layer="layout" svg:width="7.62cm" svg:height="3.048cm" svg:x="14.462cm" svg:y="1.635cm">
          <text:p text:style-name="P1"><text:span text:style-name="T6">FirewallOut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9" draw:id="id29" draw:layer="layout" svg:width="9.017cm" svg:height="2.667cm" svg:x="13.743cm" svg:y="6.08cm">
          <text:p text:style-name="P1"><text:span text:style-name="T7">ファイアウォールの</text:span><text:span text:style-name="T7">OUTPUT</text:span></text:p>
          <text:p text:style-name="P1"><text:span text:style-name="T7">設定を確認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xml:id="id30" draw:id="id30" draw:layer="layout" svg:width="6.263cm" svg:height="1.731cm" svg:x="7.31cm" svg:y="10.01cm">
          <text:p text:style-name="P1"><text:span text:style-name="T6">パケットを破棄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31" draw:id="id31" draw:layer="layout" svg:width="6.223cm" svg:height="1.524cm" svg:x="22.974cm" svg:y="10.217cm">
          <text:p text:style-name="P1"><text:span text:style-name="T6">パケットを受け入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2" draw:id="id32" draw:layer="layout" svg:width="6.858cm" svg:height="3.175cm" svg:x="7.015cm" svg:y="13.346cm">
          <text:p text:style-name="P1"><text:span text:style-name="T7">DROP</text:span><text:span text:style-name="T7">している場合、</text:span></text:p>
          <text:p text:style-name="P1"><text:span text:style-name="T7">fals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33" draw:id="id33" draw:layer="layout" svg:width="6.474cm" svg:height="2.921cm" svg:x="22.871cm" svg:y="13.673cm">
          <text:p text:style-name="P1"><text:span text:style-name="T7">ACCEPT</text:span><text:span text:style-name="T7">している場合、</text:span></text:p>
          <text:p text:style-name="P1"><text:span text:style-name="T7">tru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28" draw:start-glue-point="2" draw:end-shape="id29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29" draw:start-glue-point="8" draw:end-shape="id30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29" draw:start-glue-point="8" draw:end-shape="id31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30" draw:start-glue-point="2" draw:end-shape="id32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31" draw:start-glue-point="2" draw:end-shape="id33" draw:end-glue-point="0" svg:d="m26085 11741 23 1932">
          <text:p/>
        </draw:connector>
        <draw:custom-shape draw:style-name="gr12" draw:text-style-name="P8" xml:id="id34" draw:id="id34" draw:layer="layout" svg:width="6.263cm" svg:height="1.731cm" svg:x="15.089cm" svg:y="10.017cm">
          <text:p text:style-name="P1"><text:span text:style-name="T6">パケットを拒否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5" draw:id="id35" draw:layer="layout" svg:width="6.731cm" svg:height="2.921cm" svg:x="14.889cm" svg:y="13.6cm">
          <text:p text:style-name="P1"><text:span text:style-name="T7">REJECT</text:span><text:span text:style-name="T7">している場合、</text:span></text:p>
          <text:p text:style-name="P1"><text:span text:style-name="T7">false</text:span><text:span text:style-name="T7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2cm" svg:y1="11.748cm" svg:x2="18.254cm" svg:y2="13.6cm" draw:start-shape="id34" draw:end-shape="id35" svg:d="m18220 11748 34 1852">
          <text:p/>
        </draw:connector>
        <draw:connector draw:style-name="gr14" draw:text-style-name="P1" draw:layer="layout" draw:type="line" svg:x1="18.252cm" svg:y1="8.747cm" svg:x2="18.22cm" svg:y2="10.017cm" draw:start-shape="id29" draw:start-glue-point="8" draw:end-shape="id34" draw:end-glue-point="0" svg:d="m18252 8747-32 1270">
          <text:p/>
        </draw:connector>
      </draw:page>
      <draw:page draw:name="page9" draw:style-name="dp1" draw:master-page-name="Default">
        <draw:custom-shape draw:style-name="gr12" draw:text-style-name="P8" xml:id="id36" draw:id="id36" draw:layer="layout" svg:width="7.62cm" svg:height="3.048cm" svg:x="14.462cm" svg:y="1.635cm">
          <text:p text:style-name="P1"><text:span text:style-name="T6">FirewallInpu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37" draw:id="id37" draw:layer="layout" svg:width="9.017cm" svg:height="2.667cm" svg:x="13.743cm" svg:y="6.08cm">
          <text:p text:style-name="P1"><text:span text:style-name="T7">ファイアウォールの</text:span><text:span text:style-name="T7">INPUT</text:span></text:p>
          <text:p text:style-name="P1"><text:span text:style-name="T7">設定を確認す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38" draw:id="id38" draw:layer="layout" svg:width="6.263cm" svg:height="1.731cm" svg:x="7.31cm" svg:y="10.01cm">
          <text:p text:style-name="P1"><text:span text:style-name="T8">パケットを破棄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9" draw:id="id39" draw:layer="layout" svg:width="6.223cm" svg:height="1.524cm" svg:x="22.974cm" svg:y="10.217cm">
          <text:p text:style-name="P1"><text:span text:style-name="T8">パケットを受け入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0" draw:id="id40" draw:layer="layout" svg:width="6.858cm" svg:height="3.175cm" svg:x="7.015cm" svg:y="13.346cm">
          <text:p text:style-name="P1"><text:span text:style-name="T8">DROP</text:span><text:span text:style-name="T8">している場合、</text:span></text:p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1" draw:id="id41" draw:layer="layout" svg:width="6.474cm" svg:height="2.921cm" svg:x="22.871cm" svg:y="13.673cm">
          <text:p text:style-name="P1"><text:span text:style-name="T8">ACCEPT</text:span><text:span text:style-name="T8">している場合、</text:span></text:p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36" draw:start-glue-point="2" draw:end-shape="id37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37" draw:start-glue-point="8" draw:end-shape="id38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37" draw:start-glue-point="8" draw:end-shape="id39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38" draw:start-glue-point="2" draw:end-shape="id40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39" draw:start-glue-point="2" draw:end-shape="id41" draw:end-glue-point="0" svg:d="m26085 11741 23 1932">
          <text:p/>
        </draw:connector>
        <draw:custom-shape draw:style-name="gr12" draw:text-style-name="P10" xml:id="id42" draw:id="id42" draw:layer="layout" svg:width="6.263cm" svg:height="1.731cm" svg:x="15.089cm" svg:y="10.017cm">
          <text:p text:style-name="P1"><text:span text:style-name="T8">パケットを拒否し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3" draw:id="id43" draw:layer="layout" svg:width="6.731cm" svg:height="2.921cm" svg:x="14.889cm" svg:y="13.6cm">
          <text:p text:style-name="P1"><text:span text:style-name="T8">REJECT</text:span><text:span text:style-name="T8">している場合、</text:span></text:p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2cm" svg:y1="11.748cm" svg:x2="18.254cm" svg:y2="13.6cm" draw:start-shape="id42" draw:end-shape="id43" svg:d="m18220 11748 34 1852">
          <text:p/>
        </draw:connector>
        <draw:connector draw:style-name="gr14" draw:text-style-name="P1" draw:layer="layout" draw:type="line" svg:x1="18.252cm" svg:y1="8.747cm" svg:x2="18.22cm" svg:y2="10.017cm" draw:start-shape="id37" draw:start-glue-point="8" draw:end-shape="id42" draw:end-glue-point="0" svg:d="m18252 8747-32 1270">
          <text:p/>
        </draw:connector>
      </draw:page>
      <draw:page draw:name="page10" draw:style-name="dp1" draw:master-page-name="Default">
        <draw:custom-shape draw:style-name="gr12" draw:text-style-name="P8" xml:id="id44" draw:id="id44" draw:layer="layout" svg:width="7.62cm" svg:height="3.048cm" svg:x="14.462cm" svg:y="1.635cm">
          <text:p text:style-name="P1"><text:span text:style-name="T6">Check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45" draw:id="id45" draw:layer="layout" svg:width="9.017cm" svg:height="2.667cm" svg:x="13.743cm" svg:y="6.08cm">
          <text:p text:style-name="P1"><text:span text:style-name="T7">設定ファイルを参照する</text:span></text:p>
          <text:p text:style-name="P1"><text:span text:style-name="T7">(/etc/resolv.conf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46" draw:id="id46" draw:layer="layout" svg:width="6.263cm" svg:height="1.731cm" svg:x="7.31cm" svg:y="10.01cm">
          <text:p text:style-name="P1"><text:span text:style-name="T8">nameserver</text:span><text:span text:style-name="T8">が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47" draw:id="id47" draw:layer="layout" svg:width="6.223cm" svg:height="1.524cm" svg:x="22.974cm" svg:y="10.217cm">
          <text:p text:style-name="P1"><text:span text:style-name="T8">nameserver</text:span><text:span text:style-name="T8">が登録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8" draw:id="id48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9" draw:id="id49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44" draw:start-glue-point="2" draw:end-shape="id45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45" draw:start-glue-point="8" draw:end-shape="id46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45" draw:start-glue-point="8" draw:end-shape="id47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46" draw:start-glue-point="2" draw:end-shape="id48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47" draw:start-glue-point="2" draw:end-shape="id49" draw:end-glue-point="0" svg:d="m26085 11741 23 1932">
          <text:p/>
        </draw:connector>
      </draw:page>
      <draw:page draw:name="page11" draw:style-name="dp1" draw:master-page-name="Default">
        <draw:custom-shape draw:style-name="gr12" draw:text-style-name="P8" xml:id="id50" draw:id="id50" draw:layer="layout" svg:width="7.62cm" svg:height="3.048cm" svg:x="14.462cm" svg:y="1.635cm">
          <text:p text:style-name="P1"><text:span text:style-name="T6">PingDNS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1" draw:id="id51" draw:layer="layout" svg:width="9.017cm" svg:height="2.667cm" svg:x="13.743cm" svg:y="6.08cm">
          <text:p text:style-name="P1"><text:span text:style-name="T8">登録されている</text:span><text:span text:style-name="T8">DNS</text:span><text:span text:style-name="T8">に</text:span></text:p>
          <text:p text:style-name="P1"><text:span text:style-name="T8">ピングを打つ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52" draw:id="id52" draw:layer="layout" svg:width="6.263cm" svg:height="1.731cm" svg:x="7.31cm" svg:y="10.01cm">
          <text:p text:style-name="P1"><text:span text:style-name="T8">応答が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53" draw:id="id53" draw:layer="layout" svg:width="6.223cm" svg:height="1.524cm" svg:x="22.974cm" svg:y="10.217cm">
          <text:p text:style-name="P1"><text:span text:style-name="T8">応答が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4" draw:id="id54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55" draw:id="id55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50" draw:start-glue-point="2" draw:end-shape="id51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51" draw:start-glue-point="8" draw:end-shape="id52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51" draw:start-glue-point="8" draw:end-shape="id53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52" draw:start-glue-point="2" draw:end-shape="id54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53" draw:start-glue-point="2" draw:end-shape="id55" draw:end-glue-point="0" svg:d="m26085 11741 23 1932">
          <text:p/>
        </draw:connector>
      </draw:page>
      <draw:page draw:name="page12" draw:style-name="dp1" draw:master-page-name="Default">
        <draw:custom-shape draw:style-name="gr12" draw:text-style-name="P8" xml:id="id56" draw:id="id56" draw:layer="layout" svg:width="7.62cm" svg:height="3.048cm" svg:x="14.462cm" svg:y="1.635cm">
          <text:p text:style-name="P1"><text:span text:style-name="T6">CheckHostOrI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57" draw:id="id57" draw:layer="layout" svg:width="9.017cm" svg:height="2.667cm" svg:x="13.743cm" svg:y="6.08cm">
          <text:p text:style-name="P1"><text:span text:style-name="T8">与えられた文字列により</text:span></text:p>
          <text:p text:style-name="P1"><text:span text:style-name="T8">考え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58" draw:id="id58" draw:layer="layout" svg:width="6.263cm" svg:height="1.731cm" svg:x="7.31cm" svg:y="10.01cm">
          <text:p text:style-name="P1"><text:span text:style-name="T8">ドメイン名が与えられ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59" draw:id="id59" draw:layer="layout" svg:width="6.223cm" svg:height="1.524cm" svg:x="22.974cm" svg:y="10.217cm">
          <text:p text:style-name="P1"><text:span text:style-name="T8">IP</text:span><text:span text:style-name="T8">が与えられ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61" draw:id="id61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56" draw:start-glue-point="2" draw:end-shape="id57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57" draw:start-glue-point="8" draw:end-shape="id58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57" draw:start-glue-point="8" draw:end-shape="id59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58" draw:start-glue-point="2" draw:end-shape="id60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59" draw:start-glue-point="2" draw:end-shape="id61" draw:end-glue-point="0" svg:d="m26085 11741 23 1932">
          <text:p/>
        </draw:connector>
      </draw:page>
      <draw:page draw:name="page13" draw:style-name="dp1" draw:master-page-name="Default">
        <draw:custom-shape draw:style-name="gr12" draw:text-style-name="P8" xml:id="id62" draw:id="id62" draw:layer="layout" svg:width="7.62cm" svg:height="3.048cm" svg:x="14.462cm" svg:y="1.635cm">
          <text:p text:style-name="P1"><text:span text:style-name="T6">Nslookup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3" draw:id="id63" draw:layer="layout" svg:width="9.017cm" svg:height="2.667cm" svg:x="13.743cm" svg:y="6.08cm">
          <text:p text:style-name="P1"><text:span text:style-name="T8">DNS</text:span><text:span text:style-name="T8">について議論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64" draw:id="id64" draw:layer="layout" svg:width="6.263cm" svg:height="1.731cm" svg:x="4.389cm" svg:y="10.137cm">
          <text:p text:style-name="P1"><text:span text:style-name="T8">DNS</text:span><text:span text:style-name="T8">が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65" draw:id="id65" draw:layer="layout" svg:width="6.223cm" svg:height="1.524cm" svg:x="20.053cm" svg:y="10.344cm">
          <text:p text:style-name="P1"><text:span text:style-name="T8">DNS</text:span><text:span text:style-name="T8">からドメイン名を取得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6" draw:id="id66" draw:layer="layout" svg:width="6.858cm" svg:height="3.175cm" svg:x="4.094cm" svg:y="13.473cm">
          <text:p text:style-name="P1"><text:span text:style-name="T8">CheckDNS.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67" draw:id="id67" draw:layer="layout" svg:width="6.474cm" svg:height="2.921cm" svg:x="19.95cm" svg:y="13.8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62" draw:start-glue-point="2" draw:end-shape="id63" draw:end-glue-point="5" svg:d="m18272 4683-20 1397">
          <text:p/>
        </draw:connector>
        <draw:connector draw:style-name="gr14" draw:text-style-name="P1" draw:layer="layout" draw:type="line" svg:x1="18.252cm" svg:y1="8.747cm" svg:x2="7.52cm" svg:y2="10.137cm" draw:start-shape="id63" draw:start-glue-point="8" draw:end-shape="id64" draw:end-glue-point="0" svg:d="m18252 8747-10732 1390">
          <text:p/>
        </draw:connector>
        <draw:connector draw:style-name="gr14" draw:text-style-name="P1" draw:layer="layout" draw:type="line" svg:x1="18.252cm" svg:y1="8.747cm" svg:x2="23.164cm" svg:y2="10.344cm" draw:start-shape="id63" draw:start-glue-point="8" draw:end-shape="id65" draw:end-glue-point="0" svg:d="m18252 8747 4912 1597">
          <text:p/>
        </draw:connector>
        <draw:connector draw:style-name="gr14" draw:text-style-name="P1" draw:layer="layout" draw:type="line" svg:x1="7.52cm" svg:y1="11.868cm" svg:x2="7.523cm" svg:y2="13.473cm" draw:start-shape="id64" draw:start-glue-point="2" draw:end-shape="id66" draw:end-glue-point="4" svg:d="m7520 11868 3 1605">
          <text:p/>
        </draw:connector>
        <draw:connector draw:style-name="gr14" draw:text-style-name="P1" draw:layer="layout" draw:type="line" svg:x1="23.164cm" svg:y1="11.868cm" svg:x2="23.187cm" svg:y2="13.8cm" draw:start-shape="id65" draw:start-glue-point="2" draw:end-shape="id67" draw:end-glue-point="0" svg:d="m23164 11868 23 1932">
          <text:p/>
        </draw:connector>
        <draw:custom-shape draw:style-name="gr12" draw:text-style-name="P10" xml:id="id68" draw:id="id68" draw:layer="layout" svg:width="6.223cm" svg:height="1.524cm" svg:x="12.253cm" svg:y="10.344cm">
          <text:p text:style-name="P1"><text:span text:style-name="T8">DNS</text:span><text:span text:style-name="T8">から応答があ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9" draw:id="id69" draw:layer="layout" svg:width="6.474cm" svg:height="2.921cm" svg:x="12.15cm" svg:y="13.8cm">
          <text:p text:style-name="P1"><text:span text:style-name="T8">PingDNS.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51cm" svg:y1="8.747cm" svg:x2="15.364cm" svg:y2="10.344cm" draw:start-shape="id63" draw:end-shape="id68" draw:end-glue-point="0" svg:d="m18251 8747-2887 1597">
          <text:p/>
        </draw:connector>
        <draw:connector draw:style-name="gr14" draw:text-style-name="P1" draw:layer="layout" draw:type="line" svg:x1="15.364cm" svg:y1="11.868cm" svg:x2="15.387cm" svg:y2="13.8cm" draw:start-shape="id68" draw:start-glue-point="2" draw:end-shape="id69" draw:end-glue-point="0" svg:d="m15364 11868 23 1932">
          <text:p/>
        </draw:connector>
        <draw:custom-shape draw:style-name="gr12" draw:text-style-name="P10" xml:id="id70" draw:id="id70" draw:layer="layout" svg:width="6.223cm" svg:height="1.524cm" svg:x="27.014cm" svg:y="10.371cm">
          <text:p text:style-name="P1"><text:span text:style-name="T8">DNS</text:span><text:span text:style-name="T8">からドメイン名を取得でき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1" draw:id="id71" draw:layer="layout" svg:width="6.474cm" svg:height="2.921cm" svg:x="26.911cm" svg:y="13.827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30.125cm" svg:y1="11.895cm" svg:x2="30.148cm" svg:y2="13.827cm" draw:start-shape="id70" draw:start-glue-point="2" draw:end-shape="id71" draw:end-glue-point="0" svg:d="m30125 11895 23 1932">
          <text:p/>
        </draw:connector>
        <draw:connector draw:style-name="gr14" draw:text-style-name="P1" draw:layer="layout" draw:type="line" svg:x1="18.252cm" svg:y1="8.747cm" svg:x2="30.125cm" svg:y2="10.371cm" draw:start-shape="id63" draw:start-glue-point="8" draw:end-shape="id70" draw:end-glue-point="0" svg:d="m18252 8747 11873 1624">
          <text:p/>
        </draw:connector>
      </draw:page>
      <draw:page draw:name="page14" draw:style-name="dp1" draw:master-page-name="Default">
        <draw:custom-shape draw:style-name="gr12" draw:text-style-name="P8" xml:id="id72" draw:id="id72" draw:layer="layout" svg:width="7.62cm" svg:height="3.048cm" svg:x="14.462cm" svg:y="1.635cm">
          <text:p text:style-name="P1"><text:span text:style-name="T6">RoutingDirectly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3" draw:id="id73" draw:layer="layout" svg:width="9.017cm" svg:height="2.667cm" svg:x="13.743cm" svg:y="6.08cm">
          <text:p text:style-name="P1"><text:span text:style-name="T8">接続したいマシンを</text:span></text:p>
          <text:p text:style-name="P1"><text:span text:style-name="T8">IP</text:span><text:span text:style-name="T8">アドレスで与えられる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74" draw:id="id74" draw:layer="layout" svg:width="6.263cm" svg:height="1.731cm" svg:x="7.31cm" svg:y="10.01cm">
          <text:p text:style-name="P1"><text:span text:style-name="T8">所属しているネットワークがルーティングテーブルに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75" draw:id="id75" draw:layer="layout" svg:width="6.223cm" svg:height="1.524cm" svg:x="22.974cm" svg:y="10.217cm">
          <text:p text:style-name="P1"><text:span text:style-name="T8">所属しているネットワークがルーティングテーブルに登録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77" draw:id="id77" draw:layer="layout" svg:width="6.474cm" svg:height="2.921cm" svg:x="22.871cm" svg:y="13.673cm">
          <text:p text:style-name="P1"><text:span text:style-name="T8">fasl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72" draw:start-glue-point="2" draw:end-shape="id73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73" draw:start-glue-point="8" draw:end-shape="id74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73" draw:start-glue-point="8" draw:end-shape="id75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74" draw:start-glue-point="2" draw:end-shape="id76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75" draw:start-glue-point="2" draw:end-shape="id77" draw:end-glue-point="0" svg:d="m26085 11741 23 1932">
          <text:p/>
        </draw:connector>
      </draw:page>
      <draw:page draw:name="page15" draw:style-name="dp1" draw:master-page-name="Default">
        <draw:custom-shape draw:style-name="gr12" draw:text-style-name="P8" xml:id="id78" draw:id="id78" draw:layer="layout" svg:width="7.62cm" svg:height="3.048cm" svg:x="14.462cm" svg:y="1.635cm">
          <text:p text:style-name="P1"><text:span text:style-name="T6">RoutingDefault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9" draw:id="id79" draw:layer="layout" svg:width="9.017cm" svg:height="2.667cm" svg:x="13.743cm" svg:y="6.08cm">
          <text:p text:style-name="P1"><text:span text:style-name="T8">ルーティングテーブルにゲートウェイが</text:span></text:p>
          <text:p text:style-name="P1"><text:span text:style-name="T8">登録されているかどうかで議論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80" draw:id="id80" draw:layer="layout" svg:width="6.263cm" svg:height="1.731cm" svg:x="7.31cm" svg:y="10.01cm">
          <text:p text:style-name="P1"><text:span text:style-name="T8">登録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81" draw:id="id81" draw:layer="layout" svg:width="6.223cm" svg:height="1.524cm" svg:x="22.974cm" svg:y="10.217cm">
          <text:p text:style-name="P1"><text:span text:style-name="T8">登録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2" draw:id="id82" draw:layer="layout" svg:width="6.858cm" svg:height="3.175cm" svg:x="7.015cm" svg:y="13.346cm">
          <text:p text:style-name="P1"><text:span text:style-name="T8">true</text:span><text:span text:style-name="T8">を返す</text:span><text:span text:style-name="T8">(</text:span><text:span text:style-name="T8">ルーティングできる</text:span><text:span text:style-name="T8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83" draw:id="id83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78" draw:start-glue-point="2" draw:end-shape="id79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79" draw:start-glue-point="8" draw:end-shape="id80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79" draw:start-glue-point="8" draw:end-shape="id81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80" draw:start-glue-point="2" draw:end-shape="id82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81" draw:start-glue-point="2" draw:end-shape="id83" draw:end-glue-point="0" svg:d="m26085 11741 23 1932">
          <text:p/>
        </draw:connector>
        <draw:custom-shape draw:style-name="gr16" draw:text-style-name="P1" draw:layer="layout" svg:width="8.509cm" svg:height="6.35cm" svg:x="28.559cm" svg:y="2.27cm">
          <text:p text:style-name="P1">RoutingDirectly.dsか</text:p>
          <text:p text:style-name="P1">RoutingDefault.dsのどっちかが</text:p>
          <text:p text:style-name="P1">Trueを返すとpingを打つ</text:p>
          <text:p text:style-name="P1">マシンからパケットを送り出す</text:p>
          <text:p text:style-name="P1">ことはできる</text:p>
          <text:p text:style-name="P1">ルーティング設定が正しいかどうかは</text:p>
          <text:p text:style-name="P1">別問題</text:p>
          <draw:enhanced-geometry svg:viewBox="0 0 21600 21600" draw:text-areas="800 800 20800 20800" draw:type="round-rectangular-callout" draw:modifiers="-16097.2032902468 2707.227208313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6" draw:style-name="dp1" draw:master-page-name="Default">
        <draw:custom-shape draw:style-name="gr12" draw:text-style-name="P8" xml:id="id84" draw:id="id84" draw:layer="layout" svg:width="7.62cm" svg:height="3.048cm" svg:x="14.462cm" svg:y="1.635cm">
          <text:p text:style-name="P1"><text:span text:style-name="T6">Recognition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5" draw:id="id85" draw:layer="layout" svg:width="9.017cm" svg:height="2.667cm" svg:x="13.743cm" svg:y="6.08cm">
          <text:p text:style-name="P1"><text:span text:style-name="T8">ゲートウェイが認識されて</text:span></text:p>
          <text:p text:style-name="P1"><text:span text:style-name="T8">いるかどうかで議論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0" xml:id="id86" draw:id="id86" draw:layer="layout" svg:width="6.263cm" svg:height="1.731cm" svg:x="7.31cm" svg:y="10.01cm">
          <text:p text:style-name="P1"><text:span text:style-name="T8">netstat -rn</text:span><text:span text:style-name="T8">コマンドにより</text:span><text:span text:style-name="T8">Gateway</text:span><text:span text:style-name="T8">が認識されてい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87" draw:id="id87" draw:layer="layout" svg:width="6.223cm" svg:height="1.524cm" svg:x="22.974cm" svg:y="10.217cm">
          <text:p text:style-name="P1"><text:span text:style-name="T8">netstat -rn</text:span><text:span text:style-name="T8">コマンドにより</text:span><text:span text:style-name="T8">Gateway</text:span><text:span text:style-name="T8">が認識されていな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8" draw:id="id88" draw:layer="layout" svg:width="6.858cm" svg:height="3.175cm" svg:x="7.015cm" svg:y="13.346cm">
          <text:p text:style-name="P1"><text:span text:style-name="T8">tru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89" draw:id="id89" draw:layer="layout" svg:width="6.474cm" svg:height="2.921cm" svg:x="22.871cm" svg:y="13.673cm">
          <text:p text:style-name="P1"><text:span text:style-name="T8">false</text:span><text:span text:style-name="T8">を返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84" draw:start-glue-point="2" draw:end-shape="id85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85" draw:start-glue-point="8" draw:end-shape="id86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85" draw:start-glue-point="8" draw:end-shape="id87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86" draw:start-glue-point="2" draw:end-shape="id88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87" draw:start-glue-point="2" draw:end-shape="id89" draw:end-glue-point="0" svg:d="m26085 11741 23 1932">
          <text:p/>
        </draw:connector>
      </draw:page>
      <draw:page draw:name="page17" draw:style-name="dp1" draw:master-page-name="Default">
        <draw:custom-shape draw:style-name="gr12" draw:text-style-name="P8" xml:id="id90" draw:id="id90" draw:layer="layout" svg:width="7.62cm" svg:height="3.048cm" svg:x="14.462cm" svg:y="1.635cm">
          <text:p text:style-name="P1"><text:span text:style-name="T6">PingGW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91" draw:id="id91" draw:layer="layout" svg:width="9.017cm" svg:height="2.667cm" svg:x="13.743cm" svg:y="6.08cm">
          <text:p text:style-name="P1"><text:span text:style-name="T8">ゲートウェイから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92" draw:id="id92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3" draw:id="id93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94" draw:id="id94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95" draw:id="id95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90" draw:start-glue-point="2" draw:end-shape="id91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91" draw:start-glue-point="8" draw:end-shape="id92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91" draw:start-glue-point="8" draw:end-shape="id93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92" draw:start-glue-point="2" draw:end-shape="id94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93" draw:start-glue-point="2" draw:end-shape="id95" draw:end-glue-point="0" svg:d="m26085 11741 23 1932">
          <text:p/>
        </draw:connector>
      </draw:page>
      <draw:page draw:name="page18" draw:style-name="dp1" draw:master-page-name="Default">
        <draw:custom-shape draw:style-name="gr12" draw:text-style-name="P8" xml:id="id96" draw:id="id96" draw:layer="layout" svg:width="7.62cm" svg:height="3.048cm" svg:x="14.462cm" svg:y="1.635cm">
          <text:p text:style-name="P1"><text:span text:style-name="T6">Ping.ds</text:span><text:span text:style-name="T6">は正しく動作す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97" draw:id="id97" draw:layer="layout" svg:width="9.017cm" svg:height="2.667cm" svg:x="13.743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0" xml:id="id98" draw:id="id98" draw:layer="layout" svg:width="6.263cm" svg:height="1.731cm" svg:x="7.31cm" svg:y="1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9" draw:id="id99" draw:layer="layout" svg:width="6.223cm" svg:height="1.524cm" svg:x="22.974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100" draw:id="id100" draw:layer="layout" svg:width="6.858cm" svg:height="3.175cm" svg:x="7.015cm" svg:y="13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01" draw:id="id101" draw:layer="layout" svg:width="6.474cm" svg:height="2.921cm" svg:x="22.871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8.272cm" svg:y1="4.683cm" svg:x2="18.252cm" svg:y2="6.08cm" draw:start-shape="id96" draw:start-glue-point="2" draw:end-shape="id97" draw:end-glue-point="5" svg:d="m18272 4683-20 1397">
          <text:p/>
        </draw:connector>
        <draw:connector draw:style-name="gr14" draw:text-style-name="P1" draw:layer="layout" draw:type="line" svg:x1="18.252cm" svg:y1="8.747cm" svg:x2="10.441cm" svg:y2="10.01cm" draw:start-shape="id97" draw:start-glue-point="8" draw:end-shape="id98" draw:end-glue-point="0" svg:d="m18252 8747-7811 1263">
          <text:p/>
        </draw:connector>
        <draw:connector draw:style-name="gr14" draw:text-style-name="P1" draw:layer="layout" draw:type="line" svg:x1="18.252cm" svg:y1="8.747cm" svg:x2="26.085cm" svg:y2="10.217cm" draw:start-shape="id97" draw:start-glue-point="8" draw:end-shape="id99" draw:end-glue-point="0" svg:d="m18252 8747 7833 1470">
          <text:p/>
        </draw:connector>
        <draw:connector draw:style-name="gr14" draw:text-style-name="P1" draw:layer="layout" draw:type="line" svg:x1="10.441cm" svg:y1="11.741cm" svg:x2="10.444cm" svg:y2="13.346cm" draw:start-shape="id98" draw:start-glue-point="2" draw:end-shape="id100" draw:end-glue-point="4" svg:d="m10441 11741 3 1605">
          <text:p/>
        </draw:connector>
        <draw:connector draw:style-name="gr14" draw:text-style-name="P1" draw:layer="layout" draw:type="line" svg:x1="26.085cm" svg:y1="11.741cm" svg:x2="26.108cm" svg:y2="13.673cm" draw:start-shape="id99" draw:start-glue-point="2" draw:end-shape="id101" draw:end-glue-point="0" svg:d="m26085 11741 23 1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01T22:34:30</dc:date>
    <dc:creator>Joseph </dc:creator>
    <meta:generator>LibreOffice/3.5$Linux_X86_64 LibreOffice_project/350m1$Build-2</meta:generator>
    <meta:editing-duration>PT12H5M10S</meta:editing-duration>
    <meta:editing-cycles>76</meta:editing-cycles>
    <meta:document-statistic meta:object-count="202"/>
  </office:meta>
</office:document-meta>
</file>